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riptor.setSharedLibrary( SharedLibrary sharedLibr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setServiceAssembly( ServiceAssembly serviceAssemb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SharedLibr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setVersion( double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setComponent( 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setServices( Services servi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Servi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ServiceAssemb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